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fo:color="#8ae234" fo:font-weight="bold"/>
    </style:style>
    <style:style style:name="T2" style:family="text">
      <style:text-properties fo:color="#729fcf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text:span text:style-name="T1">admin1@ubuntu18</text:span>:<text:span text:style-name="T2">~</text:span>$ cd Programming</text:p>
      <text:p text:style-name="Preformatted_20_Text"><text:span text:style-name="T1">admin1@ubuntu18</text:span>:<text:span text:style-name="T2">~/Programming</text:span>$ cd WEB</text:p>
      <text:p text:style-name="Preformatted_20_Text"><text:span text:style-name="T1">admin1@ubuntu18</text:span>:<text:span text:style-name="T2">~/Programming/WEB</text:span>$ cd Backends</text:p>
      <text:p text:style-name="Preformatted_20_Text"><text:span text:style-name="T1">admin1@ubuntu18</text:span>:<text:span text:style-name="T2">~/Programming/WEB/Backends</text:span>$ cd bookmarks</text:p>
      <text:p text:style-name="Preformatted_20_Text"><text:span text:style-name="T1">admin1@ubuntu18</text:span>:<text:span text:style-name="T2">~/Programming/WEB/Backends/bookmarks</text:span>$ . bookmarks_env/bin/activate</text:p>
      <text:p text:style-name="P1">(bookmarks_env) <text:span text:style-name="T1">admin1@ubuntu18</text:span>:<text:span text:style-name="T2">~/Programming/WEB/Backends/bookmarks</text:span>$</text:p>
      <text:p text:style-name="Preformatted_20_Text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3T11:49:17.356195057</meta:creation-date>
    <dc:date>2019-04-23T11:55:47.624318351</dc:date>
    <meta:editing-duration>PT2M33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6" meta:word-count="17" meta:character-count="323" meta:non-whitespace-character-count="312"/>
  </office:meta>
</office:document-meta>
</file>